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3796B95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2" style:family="graphic" style:parent-style-name="objectwithoutfill">
      <style:graphic-properties svg:stroke-width="0.102cm" svg:stroke-color="#ffbf00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3" style:family="graphic" style:parent-style-name="objectwithoutfill">
      <style:graphic-properties svg:stroke-width="0.102cm" svg:stroke-color="#2a6099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svg:stroke-width="0.102cm" svg:stroke-color="#ffbf00" draw:marker-start-width="0.352cm" draw:marker-end-width="0.352cm" draw:fill-color="#ffe994" draw:textarea-horizontal-align="justify" draw:textarea-vertical-align="middle" draw:auto-grow-height="false" fo:min-height="0.648cm" fo:min-width="0.398cm" fo:padding-top="0.175cm" fo:padding-bottom="0.175cm" fo:padding-left="0.3cm" fo:padding-right="0.3cm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svg:stroke-width="0.102cm" svg:stroke-color="#ffbf00" draw:marker-start-width="0.352cm" draw:marker-end-width="0.352cm" draw:fill-color="#ffe994" draw:textarea-horizontal-align="justify" draw:textarea-vertical-align="middle" draw:auto-grow-height="false" fo:min-height="0.548cm" fo:min-width="0.298cm" fo:padding-top="0.175cm" fo:padding-bottom="0.175cm" fo:padding-left="0.3cm" fo:padding-right="0.3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152cm" svg:stroke-color="#ffbf00" draw:marker-start-width="0.427cm" draw:marker-end="Arrowheads_20_2" draw:marker-end-width="0.527cm" draw:fill="none" draw:textarea-vertical-align="middle" fo:padding-top="0.2cm" fo:padding-bottom="0.2cm" fo:padding-left="0.325cm" fo:padding-right="0.325cm" loext:decorative="false"/>
    </style:style>
    <style:style style:name="gr8" style:family="graphic" style:parent-style-name="objectwithoutfill">
      <style:graphic-properties svg:stroke-width="0.152cm" svg:stroke-color="#00a933" draw:marker-start-width="0.427cm" draw:marker-end="Arrowheads_20_2" draw:marker-end-width="0.527cm" draw:fill="none" draw:textarea-vertical-align="middle" fo:padding-top="0.2cm" fo:padding-bottom="0.2cm" fo:padding-left="0.325cm" fo:padding-right="0.325cm" loext:decorative="false"/>
    </style:style>
    <style:style style:name="gr9" style:family="graphic" style:parent-style-name="objectwithoutfill">
      <style:graphic-properties svg:stroke-width="0.152cm" svg:stroke-color="#2a6099" draw:marker-start-width="0.427cm" draw:marker-end="Arrowheads_20_2" draw:marker-end-width="0.527cm" draw:fill="none" draw:textarea-vertical-align="middle" fo:padding-top="0.2cm" fo:padding-bottom="0.2cm" fo:padding-left="0.325cm" fo:padding-right="0.325cm" loext:decorative="false"/>
    </style:style>
    <style:style style:name="gr10" style:family="graphic" style:parent-style-name="objectwithoutfill">
      <style:graphic-properties svg:stroke-width="0.152cm" svg:stroke-color="#ff0000" draw:marker-start-width="0.427cm" draw:marker-end="Arrowheads_20_2" draw:marker-end-width="0.527cm" draw:fill="none" draw:textarea-vertical-align="middle" fo:padding-top="0.2cm" fo:padding-bottom="0.2cm" fo:padding-left="0.325cm" fo:padding-right="0.325cm" loext:decorative="false"/>
    </style:style>
    <style:style style:name="gr11" style:family="graphic" style:parent-style-name="objectwithoutfill">
      <style:graphic-properties svg:stroke-width="0.102cm" svg:stroke-color="#ff0000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stroke="solid" draw:stroke-dash="Long_20_Dash" svg:stroke-width="0.102cm" svg:stroke-color="#00a933" draw:marker-start-width="0.352cm" draw:marker-end-width="0.352cm" draw:fill-color="#ffe994" draw:textarea-horizontal-align="justify" draw:textarea-vertical-align="middle" draw:auto-grow-height="false" fo:min-height="0.548cm" fo:min-width="0.298cm" fo:padding-top="0.175cm" fo:padding-bottom="0.175cm" fo:padding-left="0.3cm" fo:padding-right="0.3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Double_20_Dash" svg:stroke-width="0.102cm" svg:stroke-color="#ffbf00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14" style:family="graphic" style:parent-style-name="objectwithoutfill">
      <style:graphic-properties draw:stroke="dash" draw:stroke-dash="Double_20_Dash" svg:stroke-width="0.102cm" svg:stroke-color="#ff0000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2cm" loext:decorative="false"/>
      <style:paragraph-properties style:writing-mode="lr-tb"/>
    </style:style>
    <style:style style:name="gr16" style:family="graphic" style:parent-style-name="objectwithoutfill">
      <style:graphic-properties svg:stroke-width="0.051cm" svg:stroke-color="#ffbf00" draw:marker-start-width="0.275cm" draw:marker-end="Arrowheads_20_3" draw:marker-end-width="0.375cm" draw:fill="none" draw:textarea-vertical-align="middle" fo:padding-top="0.149cm" fo:padding-bottom="0.149cm" fo:padding-left="0.274cm" fo:padding-right="0.274cm" loext:decorative="false"/>
    </style:style>
    <style:style style:name="gr17" style:family="graphic" style:parent-style-name="standard">
      <style:graphic-properties svg:stroke-width="0.102cm" draw:marker-start-width="0.355cm" draw:marker-end-width="0.355cm" svg:stroke-opacity="50%" draw:fill="bitmap" draw:fill-image-name="_35__20_Percent" draw:opacity="0%" style:repeat="repeat" draw:textarea-horizontal-align="justify" draw:textarea-vertical-align="middle" draw:auto-grow-height="false" fo:min-height="1.66cm" fo:min-width="1.41cm" fo:padding-top="0.175cm" fo:padding-bottom="0.175cm" fo:padding-left="0.3cm" fo:padding-right="0.3cm" draw:shadow-opacity="0%" loext:decorative="false"/>
    </style:style>
    <style:style style:name="gr18" style:family="graphic" style:parent-style-name="standard">
      <style:graphic-properties svg:stroke-width="0.102cm" draw:marker-start-width="0.355cm" draw:marker-end-width="0.355cm" svg:stroke-opacity="50%" draw:fill="bitmap" draw:fill-image-name="_35__20_Percent" draw:opacity="0%" style:repeat="repeat" draw:textarea-horizontal-align="justify" draw:textarea-vertical-align="middle" draw:auto-grow-height="false" fo:min-height="4.07cm" fo:min-width="3.82cm" fo:padding-top="0.175cm" fo:padding-bottom="0.175cm" fo:padding-left="0.3cm" fo:padding-right="0.3cm" draw:shadow-opacity="0%" loext:decorative="false"/>
    </style:style>
    <style:style style:name="gr19" style:family="graphic" style:parent-style-name="standard">
      <style:graphic-properties svg:stroke-width="0.102cm" svg:stroke-color="#ff4000" draw:marker-start-width="0.352cm" draw:marker-end-width="0.352cm" draw:fill-color="#ff7b59" draw:textarea-horizontal-align="justify" draw:textarea-vertical-align="middle" draw:auto-grow-height="false" fo:min-height="0.548cm" fo:min-width="0.298cm" fo:padding-top="0.175cm" fo:padding-bottom="0.175cm" fo:padding-left="0.3cm" fo:padding-right="0.3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102cm" svg:stroke-color="#2a6099" draw:marker-start-width="0.352cm" draw:marker-end-width="0.352cm" draw:fill-color="#b4c7dc" draw:textarea-horizontal-align="justify" draw:textarea-vertical-align="middle" draw:auto-grow-height="false" fo:min-height="0.548cm" fo:min-width="0.298cm" fo:padding-top="0.175cm" fo:padding-bottom="0.175cm" fo:padding-left="0.3cm" fo:padding-right="0.3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e994"/>
      <style:paragraph-properties fo:text-align="center"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ffe994"/>
      <style:paragraph-properties fo:text-align="center" style:writing-mode="lr-tb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/>
    </style:style>
    <style:style style:name="P9" style:family="paragraph">
      <loext:graphic-properties draw:fill="none" draw:fill-color="#ffffff"/>
      <style:paragraph-properties fo:text-align="center"/>
      <style:text-properties fo:color="#ff0000" loext:opacity="100%"/>
    </style:style>
    <style:style style:name="P10" style:family="paragraph">
      <loext:graphic-properties draw:fill="bitmap" draw:fill-image-name="_35__20_Percent" draw:opacity="0%" style:repeat="repeat"/>
      <style:paragraph-properties fo:text-align="center"/>
    </style:style>
    <style:style style:name="P11" style:family="paragraph">
      <loext:graphic-properties draw:fill-color="#ff7b59"/>
      <style:paragraph-properties fo:text-align="center" style:writing-mode="lr-tb"/>
      <style:text-properties fo:font-size="18pt"/>
    </style:style>
    <style:style style:name="P12" style:family="paragraph">
      <loext:graphic-properties draw:fill-color="#b4c7dc"/>
      <style:paragraph-properties fo:text-align="center" style:writing-mode="lr-tb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color="#000000" loext:opacity="100%" fo:font-size="13pt" style:font-size-asian="13pt" style:font-size-complex="13pt"/>
    </style:style>
    <style:style style:name="T3" style:family="text">
      <style:text-properties fo:color="#ff0000" loext:opacity="100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panning tree" draw:style-name="dp1" draw:master-page-name="Default" presentation:presentation-page-layout-name="AL1T0">
        <draw:line draw:style-name="gr1" draw:text-style-name="P1" draw:layer="layout" svg:x1="17.78cm" svg:y1="7.62cm" svg:x2="14.606cm" svg:y2="5.082cm">
          <text:p/>
        </draw:line>
        <draw:line draw:style-name="gr1" draw:text-style-name="P1" draw:layer="layout" svg:x1="17.145cm" svg:y1="4.445cm" svg:x2="17.781cm" svg:y2="7.621cm">
          <text:p/>
        </draw:line>
        <draw:line draw:style-name="gr2" draw:text-style-name="P1" draw:layer="layout" svg:x1="17.78cm" svg:y1="7.62cm" svg:x2="14.605cm" svg:y2="2.541cm">
          <text:p/>
        </draw:line>
        <draw:line draw:style-name="gr3" draw:text-style-name="P1" draw:layer="layout" svg:x1="13.971cm" svg:y1="7.621cm" svg:x2="17.78cm" svg:y2="7.62cm">
          <text:p/>
        </draw:line>
        <draw:custom-shape draw:style-name="gr4" draw:text-style-name="P3" draw:layer="layout" svg:width="1.27cm" svg:height="1.27cm" svg:x="17.145cm" svg:y="6.98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05cm" svg:y1="2.54cm" svg:x2="14.605cm" svg:y2="5.081cm">
          <text:p/>
        </draw:line>
        <draw:line draw:style-name="gr2" draw:text-style-name="P1" draw:layer="layout" svg:x1="12.065cm" svg:y1="3.81cm" svg:x2="14.606cm" svg:y2="2.542cm">
          <text:p/>
        </draw:line>
        <draw:line draw:style-name="gr2" draw:text-style-name="P1" draw:layer="layout" svg:x1="17.145cm" svg:y1="4.445cm" svg:x2="14.605cm" svg:y2="2.54cm">
          <text:p/>
        </draw:line>
        <draw:custom-shape draw:style-name="gr4" draw:text-style-name="P3" draw:layer="layout" svg:width="1.27cm" svg:height="1.27cm" svg:x="13.97cm" svg:y="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97cm" svg:y1="7.62cm" svg:x2="14.605cm" svg:y2="5.081cm">
          <text:p/>
        </draw:line>
        <draw:line draw:style-name="gr1" draw:text-style-name="P1" draw:layer="layout" svg:x1="10.795cm" svg:y1="6.985cm" svg:x2="14.605cm" svg:y2="5.08cm">
          <text:p/>
        </draw:line>
        <draw:line draw:style-name="gr2" draw:text-style-name="P1" draw:layer="layout" svg:x1="10.795cm" svg:y1="6.985cm" svg:x2="12.065cm" svg:y2="3.81cm">
          <text:p/>
        </draw:line>
        <draw:line draw:style-name="gr2" draw:text-style-name="P1" draw:layer="layout" svg:x1="11.965cm" svg:y1="4.345cm" svg:x2="14.505cm" svg:y2="4.98cm">
          <text:p/>
        </draw:line>
        <draw:custom-shape draw:style-name="gr4" draw:text-style-name="P3" draw:layer="layout" svg:width="1.27cm" svg:height="1.27cm" svg:x="11.371cm" svg:y="3.49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6.51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0.16cm" svg:y="6.35cm">
          <text:p text:style-name="P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3.97cm" svg:y="4.445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3.335cm" svg:y="6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fs tree" draw:style-name="dp1" draw:master-page-name="Default" presentation:presentation-page-layout-name="AL1T0">
        <draw:line draw:style-name="gr2" draw:text-style-name="P1" draw:layer="layout" svg:x1="17.78cm" svg:y1="7.62cm" svg:x2="14.606cm" svg:y2="5.082cm">
          <text:p/>
        </draw:line>
        <draw:line draw:style-name="gr2" draw:text-style-name="P1" draw:layer="layout" svg:x1="17.145cm" svg:y1="4.445cm" svg:x2="17.781cm" svg:y2="7.621cm">
          <text:p/>
        </draw:line>
        <draw:line draw:style-name="gr3" draw:text-style-name="P1" draw:layer="layout" svg:x1="17.78cm" svg:y1="7.62cm" svg:x2="14.605cm" svg:y2="2.541cm">
          <text:p/>
        </draw:line>
        <draw:line draw:style-name="gr2" draw:text-style-name="P1" draw:layer="layout" svg:x1="13.971cm" svg:y1="7.621cm" svg:x2="17.78cm" svg:y2="7.62cm">
          <text:p/>
        </draw:line>
        <draw:custom-shape draw:style-name="gr6" draw:text-style-name="P3" draw:layer="layout" svg:width="1.27cm" svg:height="1.27cm" svg:x="17.145cm" svg:y="6.98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05cm" svg:y1="2.54cm" svg:x2="14.605cm" svg:y2="5.081cm">
          <text:p/>
        </draw:line>
        <draw:line draw:style-name="gr2" draw:text-style-name="P1" draw:layer="layout" svg:x1="12.065cm" svg:y1="3.81cm" svg:x2="14.606cm" svg:y2="2.542cm">
          <text:p/>
        </draw:line>
        <draw:line draw:style-name="gr3" draw:text-style-name="P1" draw:layer="layout" svg:x1="17.145cm" svg:y1="4.445cm" svg:x2="14.605cm" svg:y2="2.54cm">
          <text:p/>
        </draw:line>
        <draw:custom-shape draw:style-name="gr6" draw:text-style-name="P3" draw:layer="layout" svg:width="1.27cm" svg:height="1.27cm" svg:x="13.97cm" svg:y="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97cm" svg:y1="7.62cm" svg:x2="14.605cm" svg:y2="5.081cm">
          <text:p/>
        </draw:line>
        <draw:line draw:style-name="gr2" draw:text-style-name="P1" draw:layer="layout" svg:x1="10.795cm" svg:y1="6.985cm" svg:x2="14.605cm" svg:y2="5.08cm">
          <text:p/>
        </draw:line>
        <draw:line draw:style-name="gr2" draw:text-style-name="P1" draw:layer="layout" svg:x1="10.795cm" svg:y1="6.985cm" svg:x2="12.065cm" svg:y2="3.81cm">
          <text:p/>
        </draw:line>
        <draw:line draw:style-name="gr3" draw:text-style-name="P1" draw:layer="layout" svg:x1="11.965cm" svg:y1="4.345cm" svg:x2="14.505cm" svg:y2="4.98cm">
          <text:p/>
        </draw:line>
        <draw:custom-shape draw:style-name="gr6" draw:text-style-name="P3" draw:layer="layout" svg:width="1.27cm" svg:height="1.27cm" svg:x="11.371cm" svg:y="3.49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27cm" svg:height="1.27cm" svg:x="16.51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27cm" svg:height="1.27cm" svg:x="10.16cm" svg:y="6.35cm">
          <text:p text:style-name="P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27cm" svg:height="1.27cm" svg:x="13.97cm" svg:y="4.445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27cm" svg:height="1.27cm" svg:x="13.335cm" svg:y="6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fs tree" draw:style-name="dp1" draw:master-page-name="Default" presentation:presentation-page-layout-name="AL1T0">
        <draw:line draw:style-name="gr1" draw:text-style-name="P1" draw:layer="layout" svg:x1="17.78cm" svg:y1="7.62cm" svg:x2="14.606cm" svg:y2="5.082cm">
          <text:p/>
        </draw:line>
        <draw:line draw:style-name="gr2" draw:text-style-name="P1" draw:layer="layout" svg:x1="17.145cm" svg:y1="4.445cm" svg:x2="17.781cm" svg:y2="7.621cm">
          <text:p/>
        </draw:line>
        <draw:line draw:style-name="gr3" draw:text-style-name="P1" draw:layer="layout" svg:x1="17.78cm" svg:y1="7.62cm" svg:x2="14.605cm" svg:y2="2.541cm">
          <text:p/>
        </draw:line>
        <draw:line draw:style-name="gr3" draw:text-style-name="P1" draw:layer="layout" svg:x1="13.971cm" svg:y1="7.621cm" svg:x2="17.78cm" svg:y2="7.62cm">
          <text:p/>
        </draw:line>
        <draw:custom-shape draw:style-name="gr6" draw:text-style-name="P6" draw:layer="layout" svg:width="1.27cm" svg:height="1.27cm" svg:x="17.145cm" svg:y="6.985cm">
          <text:p text:style-name="P5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605cm" svg:y1="2.54cm" svg:x2="14.605cm" svg:y2="5.081cm">
          <text:p/>
        </draw:line>
        <draw:line draw:style-name="gr2" draw:text-style-name="P1" draw:layer="layout" svg:x1="12.065cm" svg:y1="3.81cm" svg:x2="14.606cm" svg:y2="2.542cm">
          <text:p/>
        </draw:line>
        <draw:line draw:style-name="gr2" draw:text-style-name="P1" draw:layer="layout" svg:x1="17.145cm" svg:y1="4.445cm" svg:x2="14.605cm" svg:y2="2.54cm">
          <text:p/>
        </draw:line>
        <draw:custom-shape draw:style-name="gr6" draw:text-style-name="P6" draw:layer="layout" svg:width="1.27cm" svg:height="1.27cm" svg:x="13.97cm" svg:y="1.905cm">
          <text:p text:style-name="P5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97cm" svg:y1="7.62cm" svg:x2="14.605cm" svg:y2="5.081cm">
          <text:p/>
        </draw:line>
        <draw:line draw:style-name="gr1" draw:text-style-name="P1" draw:layer="layout" svg:x1="10.795cm" svg:y1="6.985cm" svg:x2="14.605cm" svg:y2="5.08cm">
          <text:p/>
        </draw:line>
        <draw:line draw:style-name="gr2" draw:text-style-name="P1" draw:layer="layout" svg:x1="10.795cm" svg:y1="6.985cm" svg:x2="12.065cm" svg:y2="3.81cm">
          <text:p/>
        </draw:line>
        <draw:line draw:style-name="gr3" draw:text-style-name="P1" draw:layer="layout" svg:x1="11.965cm" svg:y1="4.345cm" svg:x2="14.505cm" svg:y2="4.98cm">
          <text:p/>
        </draw:line>
        <draw:custom-shape draw:style-name="gr6" draw:text-style-name="P6" draw:layer="layout" svg:width="1.27cm" svg:height="1.27cm" svg:x="11.371cm" svg:y="3.491cm">
          <text:p text:style-name="P5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6.51cm" svg:y="3.81cm">
          <text:p text:style-name="P5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0.16cm" svg:y="6.3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3.97cm" svg:y="4.445cm">
          <text:p text:style-name="P5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3.335cm" svg:y="6.985cm">
          <text:p text:style-name="P5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dge" draw:style-name="dp1" draw:master-page-name="Default" presentation:presentation-page-layout-name="AL1T0">
        <draw:line draw:style-name="gr7" draw:text-style-name="P1" draw:layer="layout" svg:x1="14.605cm" svg:y1="5.08cm" svg:x2="16.597cm" svg:y2="4.747cm">
          <text:p/>
        </draw:line>
        <draw:line draw:style-name="gr7" draw:text-style-name="P1" draw:layer="layout" svg:x1="10.795cm" svg:y1="6.985cm" svg:x2="13.335cm" svg:y2="7.62cm">
          <text:p/>
        </draw:line>
        <draw:line draw:style-name="gr8" draw:text-style-name="P1" draw:layer="layout" svg:x1="17.78cm" svg:y1="7.62cm" svg:x2="17.245cm" svg:y2="5.08cm">
          <text:p/>
        </draw:line>
        <draw:custom-shape draw:style-name="gr6" draw:text-style-name="P6" draw:layer="layout" svg:width="1.27cm" svg:height="1.27cm" svg:x="17.145cm" svg:y="6.985cm">
          <text:p text:style-name="P5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4.705cm" svg:y1="2.54cm" svg:x2="16.745cm" svg:y2="4.045cm">
          <text:p/>
        </draw:line>
        <draw:line draw:style-name="gr7" draw:text-style-name="P1" draw:layer="layout" svg:x1="14.705cm" svg:y1="2.54cm" svg:x2="14.605cm" svg:y2="4.445cm">
          <text:p/>
        </draw:line>
        <draw:line draw:style-name="gr7" draw:text-style-name="P1" draw:layer="layout" svg:x1="14.605cm" svg:y1="2.54cm" svg:x2="12.533cm" svg:y2="3.712cm">
          <text:p/>
        </draw:line>
        <draw:custom-shape draw:style-name="gr6" draw:text-style-name="P6" draw:layer="layout" svg:width="1.27cm" svg:height="1.27cm" svg:x="13.97cm" svg:y="1.905cm">
          <text:p text:style-name="P5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2.265cm" svg:y1="3.81cm" svg:x2="10.995cm" svg:y2="6.35cm">
          <text:p/>
        </draw:line>
        <draw:line draw:style-name="gr10" draw:text-style-name="P1" draw:layer="layout" svg:x1="13.97cm" svg:y1="7.62cm" svg:x2="12.465cm" svg:y2="4.645cm">
          <text:p/>
        </draw:line>
        <draw:custom-shape draw:style-name="gr6" draw:text-style-name="P6" draw:layer="layout" svg:width="1.27cm" svg:height="1.27cm" svg:x="11.371cm" svg:y="3.491cm">
          <text:p text:style-name="P5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4.705cm" svg:y1="5.08cm" svg:x2="17.245cm" svg:y2="7.32cm">
          <text:p/>
        </draw:line>
        <draw:custom-shape draw:style-name="gr6" draw:text-style-name="P6" draw:layer="layout" svg:width="1.27cm" svg:height="1.27cm" svg:x="16.51cm" svg:y="3.81cm">
          <text:p text:style-name="P5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0.16cm" svg:y="6.3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3.97cm" svg:y="4.445cm">
          <text:p text:style-name="P5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3.335cm" svg:y="6.985cm">
          <text:p text:style-name="P5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7.145cm" svg:y1="7.62cm" svg:x2="14.605cm" svg:y2="7.62cm">
          <text:p/>
        </draw:lin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ulation point and bridges" draw:style-name="dp1" draw:master-page-name="Default" presentation:presentation-page-layout-name="AL1T0">
        <draw:line draw:style-name="gr2" draw:text-style-name="P1" draw:layer="layout" svg:x1="11.43cm" svg:y1="6.986cm" svg:x2="13.97cm" svg:y2="10.16cm">
          <text:p/>
        </draw:line>
        <draw:line draw:style-name="gr2" draw:text-style-name="P1" draw:layer="layout" svg:x1="16.51cm" svg:y1="6.985cm" svg:x2="13.97cm" svg:y2="10.16cm">
          <text:p/>
        </draw:line>
        <draw:line draw:style-name="gr11" draw:text-style-name="P1" draw:layer="layout" svg:x1="16.51cm" svg:y1="6.985cm" svg:x2="11.43cm" svg:y2="6.985cm">
          <text:p/>
        </draw:line>
        <draw:line draw:style-name="gr2" draw:text-style-name="P1" draw:layer="layout" svg:x1="11.43cm" svg:y1="6.985cm" svg:x2="14.606cm" svg:y2="4.446cm">
          <text:p/>
        </draw:line>
        <draw:line draw:style-name="gr11" draw:text-style-name="P1" draw:layer="layout" svg:x1="11.431cm" svg:y1="3.811cm" svg:x2="11.43cm" svg:y2="6.985cm">
          <text:p/>
        </draw:line>
        <draw:custom-shape draw:style-name="gr12" draw:text-style-name="P6" draw:layer="layout" svg:width="1.27cm" svg:height="1.27cm" svg:x="10.795cm" svg:y="6.35cm">
          <text:p text:style-name="P5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1.43cm" svg:y1="3.81cm" svg:x2="7.62cm" svg:y2="3.81cm">
          <text:p/>
        </draw:line>
        <draw:line draw:style-name="gr14" draw:text-style-name="P1" draw:layer="layout" svg:x1="8.255cm" svg:y1="8.89cm" svg:x2="7.62cm" svg:y2="3.81cm">
          <text:p/>
        </draw:line>
        <draw:custom-shape draw:style-name="gr12" draw:text-style-name="P6" draw:layer="layout" svg:width="1.27cm" svg:height="1.27cm" svg:x="6.985cm" svg:y="3.175cm">
          <text:p text:style-name="P5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3.81cm" svg:x2="14.605cm" svg:y2="4.445cm">
          <text:p/>
        </draw:line>
        <draw:custom-shape draw:style-name="gr12" draw:text-style-name="P6" draw:layer="layout" svg:width="1.27cm" svg:height="1.27cm" svg:x="10.695cm" svg:y="3.075cm">
          <text:p text:style-name="P5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3.97cm" svg:y="3.81cm">
          <text:p text:style-name="P5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7.62cm" svg:y="8.25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5.875cm" svg:y="6.35cm">
          <text:p text:style-name="P5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3.335cm" svg:y="9.525cm">
          <text:p text:style-name="P5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8" draw:layer="layout" svg:width="1.905cm" svg:height="1.27cm" svg:x="10.386cm" svg:y="2.005cm">
          <draw:text-box>
            <text:p text:style-name="P2"><text:span text:style-name="T2">[2, 2]</text:span></text:p>
          </draw:text-box>
        </draw:frame>
        <draw:frame draw:style-name="gr15" draw:text-style-name="P8" draw:layer="layout" svg:width="1.905cm" svg:height="1.27cm" svg:x="6.686cm" svg:y="2.105cm">
          <draw:text-box>
            <text:p text:style-name="P2"><text:span text:style-name="T2">[1, 1]</text:span></text:p>
          </draw:text-box>
        </draw:frame>
        <draw:frame draw:style-name="gr15" draw:text-style-name="P9" draw:layer="layout" svg:width="1.905cm" svg:height="1.27cm" svg:x="13.687cm" svg:y="2.705cm">
          <draw:text-box>
            <text:p text:style-name="P2"><text:span text:style-name="T3">[3, 2]</text:span></text:p>
          </draw:text-box>
        </draw:frame>
        <draw:frame draw:style-name="gr15" draw:text-style-name="P8" draw:layer="layout" svg:width="1.905cm" svg:height="1.27cm" svg:x="9.888cm" svg:y="5.305cm">
          <draw:text-box>
            <text:p text:style-name="P2"><text:span text:style-name="T2">[4, 2]</text:span></text:p>
          </draw:text-box>
        </draw:frame>
        <draw:frame draw:style-name="gr15" draw:text-style-name="P8" draw:layer="layout" svg:width="1.905cm" svg:height="1.27cm" svg:x="13.688cm" svg:y="2.705cm">
          <draw:text-box>
            <text:p text:style-name="P2"><text:span text:style-name="T2">[3, 2]</text:span></text:p>
          </draw:text-box>
        </draw:frame>
        <draw:frame draw:style-name="gr15" draw:text-style-name="P8" draw:layer="layout" svg:width="1.905cm" svg:height="1.27cm" svg:x="13.089cm" svg:y="8.405cm">
          <draw:text-box>
            <text:p text:style-name="P2"><text:span text:style-name="T2">[5, 4]</text:span></text:p>
          </draw:text-box>
        </draw:frame>
        <draw:frame draw:style-name="gr15" draw:text-style-name="P8" draw:layer="layout" svg:width="1.905cm" svg:height="1.27cm" svg:x="15.69cm" svg:y="5.305cm">
          <draw:text-box>
            <text:p text:style-name="P2"><text:span text:style-name="T2">[6, 4]</text:span></text:p>
          </draw:text-box>
        </draw:frame>
        <draw:frame draw:style-name="gr15" draw:text-style-name="P8" draw:layer="layout" svg:width="1.905cm" svg:height="1.27cm" svg:x="6.591cm" svg:y="7.305cm">
          <draw:text-box>
            <text:p text:style-name="P2"><text:span text:style-name="T2">[7, 7]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osaraju" draw:style-name="dp1" draw:master-page-name="Default" presentation:presentation-page-layout-name="AL1T0">
        <draw:custom-shape draw:style-name="gr6" draw:text-style-name="P6" draw:layer="layout" svg:width="1.27cm" svg:height="1.27cm" svg:x="5.715cm" svg:y="3.175cm">
          <text:p text:style-name="P5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0.635cm" svg:y="3.175cm">
          <text:p text:style-name="P5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3.175cm" svg:y="3.175cm">
          <text:p text:style-name="P5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3.175cm" svg:y="5.715cm">
          <text:p text:style-name="P5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8.255cm" svg:y="3.17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0.795cm" svg:y="5.715cm">
          <text:p text:style-name="P5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0.795cm" svg:y="3.175cm">
          <text:p text:style-name="P5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8.255cm" svg:y="5.715cm">
          <text:p text:style-name="P5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.905cm" svg:y1="3.81cm" svg:x2="3.175cm" svg:y2="3.81cm">
          <text:p/>
        </draw:line>
        <draw:line draw:style-name="gr16" draw:text-style-name="P1" draw:layer="layout" svg:x1="4.492cm" svg:y1="3.81cm" svg:x2="5.762cm" svg:y2="3.81cm">
          <text:p/>
        </draw:line>
        <draw:line draw:style-name="gr16" draw:text-style-name="P1" draw:layer="layout" svg:x1="6.979cm" svg:y1="3.81cm" svg:x2="8.249cm" svg:y2="3.81cm">
          <text:p/>
        </draw:line>
        <draw:line draw:style-name="gr16" draw:text-style-name="P1" draw:layer="layout" svg:x1="9.566cm" svg:y1="3.81cm" svg:x2="10.836cm" svg:y2="3.81cm">
          <text:p/>
        </draw:line>
        <draw:line draw:style-name="gr16" draw:text-style-name="P1" draw:layer="layout" svg:x1="10.853cm" svg:y1="6.31cm" svg:x2="9.525cm" svg:y2="6.35cm">
          <text:p/>
        </draw:line>
        <draw:line draw:style-name="gr16" draw:text-style-name="P1" draw:layer="layout" svg:x1="11.43cm" svg:y1="4.445cm" svg:x2="11.43cm" svg:y2="5.715cm">
          <text:p/>
        </draw:line>
        <draw:line draw:style-name="gr16" draw:text-style-name="P1" draw:layer="layout" svg:x1="8.89cm" svg:y1="5.715cm" svg:x2="8.89cm" svg:y2="4.445cm">
          <text:p/>
        </draw:line>
        <draw:line draw:style-name="gr16" draw:text-style-name="P1" draw:layer="layout" svg:x1="3.79cm" svg:y1="5.728cm" svg:x2="3.79cm" svg:y2="4.458cm">
          <text:p/>
        </draw:line>
        <draw:line draw:style-name="gr16" draw:text-style-name="P1" draw:layer="layout" svg:x1="6.39cm" svg:y1="4.441cm" svg:x2="4.445cm" svg:y2="6.35cm">
          <text:p/>
        </draw:line>
        <draw:custom-shape draw:style-name="gr6" draw:text-style-name="P6" draw:layer="layout" svg:width="1.27cm" svg:height="1.27cm" svg:x="19.616cm" svg:y="3.176cm">
          <text:p text:style-name="P5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4.536cm" svg:y="3.176cm">
          <text:p text:style-name="P5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7.076cm" svg:y="3.176cm">
          <text:p text:style-name="P5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7.076cm" svg:y="5.716cm">
          <text:p text:style-name="P5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22.156cm" svg:y="3.176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24.696cm" svg:y="5.716cm">
          <text:p text:style-name="P5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24.696cm" svg:y="3.176cm">
          <text:p text:style-name="P5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22.156cm" svg:y="5.716cm">
          <text:p text:style-name="P5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7.076cm" svg:y1="3.81cm" svg:x2="15.875cm" svg:y2="3.81cm">
          <text:p/>
        </draw:line>
        <draw:line draw:style-name="gr16" draw:text-style-name="P1" draw:layer="layout" svg:x1="23.467cm" svg:y1="6.311cm" svg:x2="24.737cm" svg:y2="6.311cm">
          <text:p/>
        </draw:line>
        <draw:line draw:style-name="gr16" draw:text-style-name="P1" draw:layer="layout" svg:x1="22.831cm" svg:y1="4.446cm" svg:x2="22.831cm" svg:y2="5.716cm">
          <text:p/>
        </draw:line>
        <draw:line draw:style-name="gr16" draw:text-style-name="P1" draw:layer="layout" svg:x1="25.391cm" svg:y1="5.716cm" svg:x2="25.391cm" svg:y2="4.446cm">
          <text:p/>
        </draw:line>
        <draw:line draw:style-name="gr16" draw:text-style-name="P1" draw:layer="layout" svg:x1="17.78cm" svg:y1="4.446cm" svg:x2="17.78cm" svg:y2="5.715cm">
          <text:p/>
        </draw:line>
        <draw:line draw:style-name="gr16" draw:text-style-name="P1" draw:layer="layout" svg:x1="18.346cm" svg:y1="6.35cm" svg:x2="20.32cm" svg:y2="4.446cm">
          <text:p/>
        </draw:line>
        <draw:line draw:style-name="gr16" draw:text-style-name="P1" draw:layer="layout" svg:x1="19.667cm" svg:y1="3.82cm" svg:x2="18.339cm" svg:y2="3.86cm">
          <text:p/>
        </draw:line>
        <draw:line draw:style-name="gr16" draw:text-style-name="P1" draw:layer="layout" svg:x1="22.167cm" svg:y1="3.82cm" svg:x2="20.839cm" svg:y2="3.86cm">
          <text:p/>
        </draw:line>
        <draw:line draw:style-name="gr16" draw:text-style-name="P1" draw:layer="layout" svg:x1="24.767cm" svg:y1="3.82cm" svg:x2="23.439cm" svg:y2="3.86cm">
          <text:p/>
        </draw:line>
        <draw:custom-shape draw:style-name="gr17" draw:text-style-name="P10" draw:layer="layout" svg:width="2.01cm" svg:height="2.01cm" svg:x="14.165cm" svg:y="2.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.42cm" svg:height="4.42cm" svg:x="16.865cm" svg:y="2.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.42cm" svg:height="4.42cm" svg:x="21.965cm" svg:y="2.8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rjan" draw:style-name="dp1" draw:master-page-name="Default" presentation:presentation-page-layout-name="AL1T0">
        <draw:line draw:style-name="gr16" draw:text-style-name="P1" draw:layer="layout" svg:x1="15.24cm" svg:y1="7.62cm" svg:x2="15.24cm" svg:y2="8.89cm">
          <text:p/>
        </draw:line>
        <draw:line draw:style-name="gr16" draw:text-style-name="P1" draw:layer="layout" svg:x1="17.253cm" svg:y1="12.01cm" svg:x2="15.925cm" svg:y2="12.05cm">
          <text:p/>
        </draw:line>
        <draw:line draw:style-name="gr16" draw:text-style-name="P1" draw:layer="layout" svg:x1="17.83cm" svg:y1="10.145cm" svg:x2="17.83cm" svg:y2="11.415cm">
          <text:p/>
        </draw:line>
        <draw:line draw:style-name="gr16" draw:text-style-name="P1" draw:layer="layout" svg:x1="15.875cm" svg:y1="9.525cm" svg:x2="17.145cm" svg:y2="9.525cm">
          <text:p/>
        </draw:line>
        <draw:line draw:style-name="gr16" draw:text-style-name="P1" draw:layer="layout" svg:x1="15.24cm" svg:y1="2.54cm" svg:x2="15.24cm" svg:y2="3.81cm">
          <text:p/>
        </draw:line>
        <draw:line draw:style-name="gr16" draw:text-style-name="P1" draw:layer="layout" svg:x1="15.29cm" svg:y1="11.415cm" svg:x2="15.29cm" svg:y2="10.145cm">
          <text:p/>
        </draw:line>
        <draw:line draw:style-name="gr16" draw:text-style-name="P1" draw:layer="layout" svg:x1="17.78cm" svg:y1="4.445cm" svg:x2="15.74cm" svg:y2="6.485cm">
          <text:p/>
        </draw:line>
        <draw:custom-shape draw:style-name="gr6" draw:text-style-name="P6" draw:layer="layout" svg:width="1.27cm" svg:height="1.27cm" svg:x="14.605cm" svg:y="6.35cm">
          <text:p text:style-name="P5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1.27cm" svg:height="1.27cm" svg:x="14.605cm" svg:y="1.27cm">
          <text:p text:style-name="P5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4.605cm" svg:y="3.81cm">
          <text:p text:style-name="P5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7.145cm" svg:y="3.81cm">
          <text:p text:style-name="P5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1.27cm" svg:height="1.27cm" svg:x="14.605cm" svg:y="8.89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1.27cm" svg:height="1.27cm" svg:x="17.195cm" svg:y="11.415cm">
          <text:p text:style-name="P5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1.27cm" svg:height="1.27cm" svg:x="17.145cm" svg:y="8.89cm">
          <text:p text:style-name="P5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1.27cm" svg:height="1.27cm" svg:x="14.655cm" svg:y="11.415cm">
          <text:p text:style-name="P5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5.875cm" svg:y1="4.445cm" svg:x2="17.145cm" svg:y2="4.445cm">
          <text:p/>
        </draw:line>
        <draw:line draw:style-name="gr16" draw:text-style-name="P1" draw:layer="layout" svg:x1="15.229cm" svg:y1="6.343cm" svg:x2="15.229cm" svg:y2="5.073cm">
          <text:p/>
        </draw:line>
        <draw:frame draw:style-name="gr15" draw:text-style-name="P8" draw:layer="layout" svg:width="1.905cm" svg:height="1.27cm" svg:x="14.287cm" svg:y="0.305cm">
          <draw:text-box>
            <text:p text:style-name="P2"><text:span text:style-name="T2">[1, 1]</text:span></text:p>
          </draw:text-box>
        </draw:frame>
        <draw:frame draw:style-name="gr15" draw:text-style-name="P8" draw:layer="layout" svg:width="1.905cm" svg:height="1.27cm" svg:x="13.588cm" svg:y="2.805cm">
          <draw:text-box>
            <text:p text:style-name="P2"><text:span text:style-name="T2">[2, 2]</text:span></text:p>
          </draw:text-box>
        </draw:frame>
        <draw:frame draw:style-name="gr15" draw:text-style-name="P8" draw:layer="layout" svg:width="1.905cm" svg:height="1.27cm" svg:x="16.889cm" svg:y="2.805cm">
          <draw:text-box>
            <text:p text:style-name="P2"><text:span text:style-name="T2">[3, 2]</text:span></text:p>
          </draw:text-box>
        </draw:frame>
        <draw:frame draw:style-name="gr15" draw:text-style-name="P8" draw:layer="layout" svg:width="1.905cm" svg:height="1.27cm" svg:x="13.49cm" svg:y="5.405cm">
          <draw:text-box>
            <text:p text:style-name="P2"><text:span text:style-name="T2">[4, 2]</text:span></text:p>
          </draw:text-box>
        </draw:frame>
        <draw:frame draw:style-name="gr15" draw:text-style-name="P8" draw:layer="layout" svg:width="1.905cm" svg:height="1.27cm" svg:x="13.491cm" svg:y="7.905cm">
          <draw:text-box>
            <text:p text:style-name="P2"><text:span text:style-name="T2">[5, 5]</text:span></text:p>
          </draw:text-box>
        </draw:frame>
        <draw:frame draw:style-name="gr15" draw:text-style-name="P8" draw:layer="layout" svg:width="1.905cm" svg:height="1.27cm" svg:x="13.491cm" svg:y="5.405cm">
          <draw:text-box>
            <text:p text:style-name="P2"><text:span text:style-name="T2">[4, 2]</text:span></text:p>
          </draw:text-box>
        </draw:frame>
        <draw:frame draw:style-name="gr15" draw:text-style-name="P8" draw:layer="layout" svg:width="1.905cm" svg:height="1.27cm" svg:x="16.892cm" svg:y="7.905cm">
          <draw:text-box>
            <text:p text:style-name="P2"><text:span text:style-name="T2">[6, 5]</text:span></text:p>
          </draw:text-box>
        </draw:frame>
        <draw:frame draw:style-name="gr15" draw:text-style-name="P8" draw:layer="layout" svg:width="1.905cm" svg:height="1.27cm" svg:x="17.793cm" svg:y="10.405cm">
          <draw:text-box>
            <text:p text:style-name="P2"><text:span text:style-name="T2">[7, 5]</text:span></text:p>
          </draw:text-box>
        </draw:frame>
        <draw:frame draw:style-name="gr15" draw:text-style-name="P8" draw:layer="layout" svg:width="1.905cm" svg:height="1.27cm" svg:x="13.594cm" svg:y="10.505cm">
          <draw:text-box>
            <text:p text:style-name="P2"><text:span text:style-name="T2">[8, 5]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5__20_Percent" draw:display-name="5 Percent" xlink:href="Pictures/1000000000000008000000083796B955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03cm" draw:marker-start-center="false" draw:marker-end-width="0.203cm" draw:marker-end-center="false" svg:stroke-opacity="100%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7:12:15.159979470</meta:creation-date>
    <dc:date>2025-01-08T10:40:07.958422351</dc:date>
    <meta:editing-duration>PT4H31M50S</meta:editing-duration>
    <meta:editing-cycles>10</meta:editing-cycles>
    <meta:generator>LibreOffice/24.8.4.2$Linux_X86_64 LibreOffice_project/480$Build-2</meta:generator>
    <meta:document-statistic meta:object-count="192"/>
  </office:meta>
</office:document-meta>
</file>